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0b7b9" officeooo:paragraph-rsid="0000b7b9" style:font-weight-asian="bold" style:font-weight-complex="bold"/>
    </style:style>
    <style:style style:name="P2" style:family="paragraph" style:parent-style-name="Standard">
      <style:text-properties fo:font-weight="bold" officeooo:paragraph-rsid="0000b7b9" style:font-weight-asian="bold" style:font-weight-complex="bold"/>
    </style:style>
    <style:style style:name="P3" style:family="paragraph" style:parent-style-name="Standard">
      <style:text-properties fo:font-weight="bold" officeooo:rsid="00039878" officeooo:paragraph-rsid="00039878" style:font-weight-asian="bold" style:font-weight-complex="bold"/>
    </style:style>
    <style:style style:name="P4" style:family="paragraph" style:parent-style-name="Standard">
      <style:text-properties fo:font-weight="bold" officeooo:rsid="00039b8b" officeooo:paragraph-rsid="00039b8b" style:font-weight-asian="bold" style:font-weight-complex="bold"/>
    </style:style>
    <style:style style:name="P5" style:family="paragraph" style:parent-style-name="Standard">
      <style:text-properties fo:font-weight="normal" officeooo:rsid="00039878" officeooo:paragraph-rsid="00039878" style:font-weight-asian="normal" style:font-weight-complex="normal"/>
    </style:style>
    <style:style style:name="P6" style:family="paragraph" style:parent-style-name="Standard">
      <style:text-properties fo:font-weight="normal" officeooo:rsid="00039b8b" officeooo:paragraph-rsid="00039b8b" style:font-weight-asian="normal" style:font-weight-complex="normal"/>
    </style:style>
    <style:style style:name="P7" style:family="paragraph" style:parent-style-name="Standard" style:list-style-name="L1">
      <style:text-properties officeooo:paragraph-rsid="00039b8b"/>
    </style:style>
    <style:style style:name="P8" style:family="paragraph" style:parent-style-name="Standard">
      <style:text-properties officeooo:paragraph-rsid="00054c43"/>
    </style:style>
    <style:style style:name="P9" style:family="paragraph" style:parent-style-name="Standard" style:list-style-name="L2">
      <style:text-properties officeooo:rsid="00054c43" officeooo:paragraph-rsid="00054c43"/>
    </style:style>
    <style:style style:name="P10" style:family="paragraph" style:parent-style-name="Standard">
      <style:text-properties officeooo:rsid="00054c43" officeooo:paragraph-rsid="00054c43"/>
    </style:style>
    <style:style style:name="P11" style:family="paragraph" style:parent-style-name="Standard">
      <style:text-properties officeooo:rsid="0005c439" officeooo:paragraph-rsid="0005c439"/>
    </style:style>
    <style:style style:name="P12" style:family="paragraph" style:parent-style-name="Standard" style:list-style-name="L3">
      <style:text-properties officeooo:rsid="0005c439" officeooo:paragraph-rsid="0005c439"/>
    </style:style>
    <style:style style:name="P13" style:family="paragraph" style:parent-style-name="Standard">
      <style:text-properties officeooo:rsid="0005fd22" officeooo:paragraph-rsid="0005fd22"/>
    </style:style>
    <style:style style:name="P14" style:family="paragraph" style:parent-style-name="Standard">
      <style:text-properties officeooo:rsid="0008d65b" officeooo:paragraph-rsid="0008d65b"/>
    </style:style>
    <style:style style:name="P15" style:family="paragraph" style:parent-style-name="Standard" style:list-style-name="L4">
      <style:text-properties officeooo:rsid="0008d65b" officeooo:paragraph-rsid="0008d65b"/>
    </style:style>
    <style:style style:name="P16" style:family="paragraph" style:parent-style-name="Standard" style:list-style-name="L5">
      <style:text-properties officeooo:rsid="0008d65b" officeooo:paragraph-rsid="0008d65b"/>
    </style:style>
    <style:style style:name="P17" style:family="paragraph" style:parent-style-name="Standard">
      <style:text-properties officeooo:rsid="0008d65b" officeooo:paragraph-rsid="00092282"/>
    </style:style>
    <style:style style:name="P18" style:family="paragraph" style:parent-style-name="Standard" style:list-style-name="L6">
      <style:text-properties officeooo:rsid="00092282" officeooo:paragraph-rsid="00092282"/>
    </style:style>
    <style:style style:name="P19" style:family="paragraph" style:parent-style-name="Standard">
      <style:text-properties officeooo:rsid="00092282" officeooo:paragraph-rsid="00092282"/>
    </style:style>
    <style:style style:name="P20" style:family="paragraph" style:parent-style-name="Standard">
      <style:text-properties officeooo:rsid="00099951" officeooo:paragraph-rsid="00099951"/>
    </style:style>
    <style:style style:name="P21" style:family="paragraph" style:parent-style-name="Standard" style:list-style-name="L7">
      <style:text-properties officeooo:rsid="00099951" officeooo:paragraph-rsid="00099951"/>
    </style:style>
    <style:style style:name="P22" style:family="paragraph" style:parent-style-name="Standard">
      <style:text-properties officeooo:rsid="000a43fc" officeooo:paragraph-rsid="000a43fc"/>
    </style:style>
    <style:style style:name="P23" style:family="paragraph" style:parent-style-name="Standard" style:list-style-name="L8">
      <style:text-properties officeooo:rsid="000a43fc" officeooo:paragraph-rsid="000a43fc"/>
    </style:style>
    <style:style style:name="P24" style:family="paragraph" style:parent-style-name="Standard" style:list-style-name="L9">
      <style:text-properties officeooo:rsid="000a43fc" officeooo:paragraph-rsid="000a43fc"/>
    </style:style>
    <style:style style:name="P25" style:family="paragraph" style:parent-style-name="Standard" style:list-style-name="L10">
      <style:text-properties officeooo:rsid="000a43fc" officeooo:paragraph-rsid="000a43fc"/>
    </style:style>
    <style:style style:name="P26" style:family="paragraph" style:parent-style-name="Standard" style:list-style-name="L11">
      <style:text-properties officeooo:rsid="000a43fc" officeooo:paragraph-rsid="000a43fc"/>
    </style:style>
    <style:style style:name="P27" style:family="paragraph" style:parent-style-name="Standard" style:list-style-name="L12">
      <style:text-properties officeooo:rsid="000a43fc" officeooo:paragraph-rsid="000a43fc"/>
    </style:style>
    <style:style style:name="T1" style:family="text">
      <style:text-properties officeooo:rsid="0000b7b9"/>
    </style:style>
    <style:style style:name="T2" style:family="text">
      <style:text-properties officeooo:rsid="00016c4e"/>
    </style:style>
    <style:style style:name="T3" style:family="text">
      <style:text-properties officeooo:rsid="0001baa8"/>
    </style:style>
    <style:style style:name="T4" style:family="text">
      <style:text-properties officeooo:rsid="00039878"/>
    </style:style>
    <style:style style:name="T5" style:family="text">
      <style:text-properties officeooo:rsid="00039b8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9b8b" style:font-weight-asian="normal" style:font-weight-complex="normal"/>
    </style:style>
    <style:style style:name="T8" style:family="text">
      <style:text-properties fo:font-weight="normal" officeooo:rsid="00054c43" style:font-weight-asian="normal" style:font-weight-complex="normal"/>
    </style:style>
    <style:style style:name="T9" style:family="text">
      <style:text-properties fo:font-weight="normal" officeooo:rsid="0005c439" style:font-weight-asian="normal" style:font-weight-complex="normal"/>
    </style:style>
    <style:style style:name="T10" style:family="text">
      <style:text-properties fo:font-weight="normal" officeooo:rsid="0008d65b" style:font-weight-asian="normal" style:font-weight-complex="normal"/>
    </style:style>
    <style:style style:name="T11" style:family="text">
      <style:text-properties fo:font-weight="normal" officeooo:rsid="00092282" style:font-weight-asian="normal" style:font-weight-complex="normal"/>
    </style:style>
    <style:style style:name="T12" style:family="text">
      <style:text-properties fo:font-weight="normal" officeooo:rsid="00099951" style:font-weight-asian="normal" style:font-weight-complex="normal"/>
    </style:style>
    <style:style style:name="T13" style:family="text">
      <style:text-properties fo:font-weight="normal" officeooo:rsid="000a43fc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2"><text:span text:style-name="T1">Que: </text:span><text:span text:style-name="T2">Create an infographic illustrating the Test-driven Development (TDD) </text:span><text:span text:style-name="T3">process. Highlight steps like writing tests before code, benefits such as bug reduction, and how it </text:span><text:span text:style-name="T4">faster software reliability.</text:span></text:p>
      <text:p text:style-name="P2"/>
      <text:p text:style-name="P3">Ans - </text:p>
      <text:p text:style-name="P5">What is TDD?</text:p>
      <text:p text:style-name="P5">A software development approach where tests are written before writing the actual code. Ensure that the code works as expected from the beginning.</text:p>
      <text:p text:style-name="P5"><text:s/></text:p>
      <text:p text:style-name="P5">1. Write Test: Create tests for desired functionality before writing any code.</text:p>
      <text:p text:style-name="P5">Pencil and paper with a checklist.</text:p>
      <text:p text:style-name="P5"/>
      <text:p text:style-name="P5">2. Run Test: Ensure the test fails initally as there’s no corresponding code.</text:p>
      <text:p text:style-name="P5">Test tube with “Fail” label.</text:p>
      <text:p text:style-name="P5"/>
      <text:p text:style-name="P5">3. Write code: Write the minimum code necessary to make the test pass.</text:p>
      <text:p text:style-name="P5">Code snippet with “Pass” label.</text:p>
      <text:p text:style-name="P5"/>
      <text:p text:style-name="P5">4. Run test again: Re-run the test to verify code changes.</text:p>
      <text:p text:style-name="P5">Refresh symbol</text:p>
      <text:p text:style-name="P5"/>
      <text:p text:style-name="P5">5. Refactor: <text:span text:style-name="T5">Improve code quality while ensuring all tests pass.</text:span></text:p>
      <text:p text:style-name="P6">Tools for optimizing code</text:p>
      <text:p text:style-name="P6"/>
      <text:p text:style-name="P6">6. Repeat: Continue this cycle for each new functionality</text:p>
      <text:p text:style-name="P6">Looping arrow</text:p>
      <text:p text:style-name="P6"/>
      <text:p text:style-name="P6">7. Benefits:</text:p>
      <text:p text:style-name="P6">Bug Reduction: Catch and fix bugs early in the development process.</text:p>
      <text:p text:style-name="P6">Bug crossed out</text:p>
      <text:p text:style-name="P6">Faster software reliability: Build more reliable software faster.</text:p>
      <text:p text:style-name="P6">Clock with speed lines</text:p>
      <text:p text:style-name="P6"/>
      <text:p text:style-name="P6"/>
      <text:p text:style-name="P4">Assignment 2</text:p>
      <text:p text:style-name="P4"/>
      <text:p text:style-name="P4">Que – Produce a comparative infographic of TDD, BDD, and FDD methodologies. Illustrate their unique approaches, benefits, and suitability for different software development contexts. Use visuals to enhance understanding.</text:p>
      <text:p text:style-name="P4"/>
      <text:p text:style-name="P4">Ans - </text:p>
      <text:p text:style-name="P6">1. Test-Driven Development</text:p>
      <text:list xml:id="list222502509" text:style-name="L1">
        <text:list-item>
          <text:p text:style-name="P7"><text:span text:style-name="T7">Approach of TDD:</text:span></text:p>
        </text:list-item>
      </text:list>
      <text:p text:style-name="P8"><text:span text:style-name="T7"><text:s/>W</text:span><text:span text:style-name="T8">rite Test First : Developers write test before writing the corresponding code.</text:span></text:p>
      <text:p text:style-name="P8"><text:span text:style-name="T8">Cycles : Writing a failing test ----&gt; Write code to pass the test ----&gt; Refactor.</text:span></text:p>
      <text:list xml:id="list776428522" text:style-name="L2">
        <text:list-item>
          <text:p text:style-name="P9"><text:span text:style-name="T6">Benefits of TDD: </text:span></text:p>
        </text:list-item>
      </text:list>
      <text:p text:style-name="P10"><text:span text:style-name="T6">Ear</text:span><text:span text:style-name="T9">ly bug detection: catches bug early in the development process.</text:span></text:p>
      <text:p text:style-name="P11"><text:span text:style-name="T6">High Code Quality: Encourages clean, modular, and tested code.</text:span></text:p>
      <text:p text:style-name="P11"><text:span text:style-name="T6">Documentation: Tests serve as documentation for the codebase.</text:span></text:p>
      <text:list xml:id="list1305889843" text:style-name="L3">
        <text:list-item>
          <text:p text:style-name="P12"><text:span text:style-name="T6">Suitability for TDD:</text:span></text:p>
        </text:list-item>
      </text:list>
      <text:p text:style-name="P13"><text:soft-page-break/><text:span text:style-name="T6">Complex algorithm</text:span><text:span text:style-name="T10">s: Ideal for projects requiring rigorous testing of complex algorithms.</text:span></text:p>
      <text:p text:style-name="P14"><text:span text:style-name="T6">Refactoring Needs: Suitable when frequent refactoring is necessary.</text:span></text:p>
      <text:list xml:id="list1808076047" text:style-name="L4">
        <text:list-item>
          <text:p text:style-name="P15"><text:span text:style-name="T6">Visual Element of TDD:</text:span></text:p>
        </text:list-item>
      </text:list>
      <text:p text:style-name="P14"><text:span text:style-name="T6">Icons: Test Tube, check mark, wrench.</text:span></text:p>
      <text:p text:style-name="P14"><text:span text:style-name="T6">Diagram: Red-Green-Refactor cycle.</text:span></text:p>
      <text:p text:style-name="P14"><text:span text:style-name="T6"/></text:p>
      <text:p text:style-name="P14"><text:span text:style-name="T6">2. Behavior-Driven Development</text:span></text:p>
      <text:list xml:id="list3706938810" text:style-name="L5">
        <text:list-item>
          <text:p text:style-name="P16"><text:span text:style-name="T6">Approach of BDD:</text:span></text:p>
        </text:list-item>
      </text:list>
      <text:p text:style-name="P17"><text:span text:style-name="T6">Define Behavior First: Focus on the behavior of the application from </text:span><text:span text:style-name="T11">the end-user perspective.</text:span></text:p>
      <text:p text:style-name="P17"><text:span text:style-name="T11">Collaboration: Involves collaboration between developers, testers, and non-technical stakeholders using natural language.</text:span></text:p>
      <text:p text:style-name="P19"><text:span text:style-name="T11">C</text:span><text:span text:style-name="T6">ycle: Wrie behavior specification ----&gt; Implement code to fulfill specifications ----&gt; Run acceptance test.</text:span></text:p>
      <text:list xml:id="list3897498283" text:style-name="L6">
        <text:list-item>
          <text:p text:style-name="P18"><text:span text:style-name="T6">Benefits of BDD:</text:span></text:p>
        </text:list-item>
      </text:list>
      <text:p text:style-name="P19"><text:span text:style-name="T6">User-</text:span><text:span text:style-name="T12">Centric: Ensures the software meets user requirements and expectations.</text:span></text:p>
      <text:p text:style-name="P20"><text:span text:style-name="T6">Improved Communication: Bridges the gap between technical and non-technical team members.</text:span></text:p>
      <text:p text:style-name="P20"><text:span text:style-name="T6">Readable Tests: Tests are written in plain language, making them understandable by all stakeholders.</text:span></text:p>
      <text:list xml:id="list1740310508" text:style-name="L7">
        <text:list-item>
          <text:p text:style-name="P21"><text:span text:style-name="T6">Suitability of BDD: </text:span></text:p>
        </text:list-item>
      </text:list>
      <text:p text:style-name="P20"><text:span text:style-name="T6">User Experience: Best for projects </text:span><text:span text:style-name="T13">where user experience is critical.</text:span></text:p>
      <text:p text:style-name="P22"><text:span text:style-name="T6">Collaborative Environments: Suitable for teams with significant interaction between developers and stakeholders.</text:span></text:p>
      <text:list xml:id="list3161557883" text:style-name="L8">
        <text:list-item>
          <text:p text:style-name="P23"><text:span text:style-name="T6">Visual Elements of BDD: </text:span></text:p>
        </text:list-item>
      </text:list>
      <text:p text:style-name="P22"><text:span text:style-name="T6">Icons: Speech bubbles, user icon, checkmark.</text:span></text:p>
      <text:p text:style-name="P22"><text:span text:style-name="T6">Diagram: Flow from writing behavior specifications to implement code and running acceptance tests.</text:span></text:p>
      <text:p text:style-name="P22"><text:span text:style-name="T6"/></text:p>
      <text:p text:style-name="P22"><text:span text:style-name="T6">3. Feature-Driven Development:</text:span></text:p>
      <text:list xml:id="list2464513718" text:style-name="L9">
        <text:list-item>
          <text:p text:style-name="P24"><text:span text:style-name="T6">Approach of FDD: </text:span></text:p>
        </text:list-item>
      </text:list>
      <text:p text:style-name="P22"><text:span text:style-name="T6">Feature-Centric: Development is planned and executed around indivisual features.</text:span></text:p>
      <text:p text:style-name="P22"><text:span text:style-name="T6">Iterative: Uses short, iterarive cycles focusing on feature delivery.</text:span></text:p>
      <text:list xml:id="list1941198580" text:style-name="L10">
        <text:list-item>
          <text:p text:style-name="P25"><text:span text:style-name="T6">Benefits of FDD: </text:span></text:p>
        </text:list-item>
      </text:list>
      <text:p text:style-name="P22"><text:span text:style-name="T6">Clear progress: Provides clear visibility into project progress through feature tracking.</text:span></text:p>
      <text:p text:style-name="P22"><text:span text:style-name="T6">Scalability: Suitable for large projects with many features.</text:span></text:p>
      <text:p text:style-name="P22"><text:span text:style-name="T6">Modular Development: Promotes modular and maintainable code.</text:span></text:p>
      <text:list xml:id="list137308166" text:style-name="L11">
        <text:list-item>
          <text:p text:style-name="P26"><text:span text:style-name="T6">Suitability of FDD: </text:span></text:p>
        </text:list-item>
      </text:list>
      <text:p text:style-name="P22"><text:span text:style-name="T6">Large projects: Ideal for large, complex projects with multiple features.</text:span></text:p>
      <text:p text:style-name="P22"><text:span text:style-name="T6">Feature-Driven Planning: Suitable for projects requiring detailed features planning and tracking.</text:span></text:p>
      <text:list xml:id="list2655631551" text:style-name="L12">
        <text:list-item>
          <text:p text:style-name="P27"><text:span text:style-name="T6">Visual Elements of FDD: </text:span></text:p>
        </text:list-item>
      </text:list>
      <text:p text:style-name="P22"><text:span text:style-name="T6">Icons: Feature list, iterative arrows, project plan.</text:span></text:p>
      <text:p text:style-name="P22"><text:span text:style-name="T6">Diagram: Steps from developing the model to building by feature.</text:span></text:p>
      <text:p text:style-name="P13"><text:span text:style-name="T6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9:51:13.049963859</meta:creation-date>
    <dc:date>2024-06-09T22:52:47.620493307</dc:date>
    <meta:editing-duration>PT1H31M5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553" meta:character-count="3805" meta:non-whitespace-character-count="3324"/>
  </office:meta>
</office:document-meta>
</file>